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46cm" svg:height="2.192cm" draw:transform="skewX (0.0010471975511966) rotate (-1.55247036964896) translate (7.1782346028063cm 5.4575519672075cm)" svg:viewBox="0 0 947 2193" svg:d="M945 2096c-82-201-157-583-178-912-20-329 30-565 45-760 14-195-825-689-812-243 14 447 9 617 50 1052 41 434 31 352 103 826 78 207 832 136 792 37z">
          <text:p/>
        </draw:path>
        <draw:path draw:style-name="gr2" draw:text-style-name="P1" draw:layer="layout" svg:width="4.237cm" svg:height="4.896cm" svg:x="2.754cm" svg:y="3.142cm" svg:viewBox="0 0 4238 4897" svg:d="M1985 4152c666 4 1256-203 1620-1243 85-244 730 10 621 235-351 715-701 1562-2151 1737-1449 175-2240-1178-2046-2376 193-1197 1086-2377 2291-2489 1204-112 1742 376 1889 832 57 179-540 862-661 529-340-936-1633-677-2057-375s-796 770-851 1620c-54 850 680 1526 1345 1530z">
          <text:p/>
        </draw:path>
        <draw:path draw:style-name="gr1" draw:text-style-name="P1" draw:layer="layout" svg:width="0.903cm" svg:height="0.66cm" draw:transform="skewX (0.00122173047639597) rotate (-2.15652882376419) translate (7.097706971542cm 4.05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7.1806577737705cm 6.00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5.6724573185945cm 5.7796291664947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7.3689911071037cm 5.6194484371657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1.188cm" svg:height="1.68cm" draw:transform="skewX (0.000698131700797735) rotate (-0.386415896391545) translate (4.3534799557722cm 1.4364093638744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5519876347359cm 2.5188409679315cm)" svg:viewBox="0 0 836 551" svg:d="M434 549c171-16 339-143 390-250 50-109-64-201-193-255-130-52-268-66-432 3-162 69-262 182-153 322 109 138 217 195 388 180z">
          <text:p/>
        </draw:path>
        <draw:path draw:style-name="gr3" draw:text-style-name="P1" draw:layer="layout" svg:width="1.34cm" svg:height="1.567cm" draw:transform="rotate (0.724486172502846) translate (4.7497146862296cm 2.1313608742842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6254578120657cm 1.71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7971691751043cm 2.3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4:50.861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